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BE00002149F9FBF04F.svm"/>
  <manifest:file-entry manifest:media-type="" manifest:full-path="Pictures/200000070000738C0000437E1FAD97E6.svm"/>
  <manifest:file-entry manifest:media-type="" manifest:full-path="Pictures/2000000700005C8100003820581F927C.svm"/>
  <manifest:file-entry manifest:media-type="" manifest:full-path="Pictures/20000007000073F600004663FBF4841A.svm"/>
  <manifest:file-entry manifest:media-type="" manifest:full-path="Pictures/20000007000064FB000035703EC3AA54.svm"/>
  <manifest:file-entry manifest:media-type="" manifest:full-path="Pictures/200000070000570700002B6A37A881C6.svm"/>
  <manifest:file-entry manifest:media-type="" manifest:full-path="Pictures/200000070000738C00004452CE4DD43E.svm"/>
  <manifest:file-entry manifest:media-type="" manifest:full-path="Pictures/200000070000742B00004349FFE33550.svm"/>
  <manifest:file-entry manifest:media-type="" manifest:full-path="Pictures/20000007000072ED000044F111C234D5.svm"/>
  <manifest:file-entry manifest:media-type="" manifest:full-path="Pictures/200000070000742B000043E8CECAABA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5.9125in" fo:margin-left="0.184in" fo:margin-right="0.8285in" table:align="margins"/>
    </style:style>
    <style:style style:name="Table3.A" style:family="table-column">
      <style:table-column-properties style:column-width="0.7042in" style:rel-column-width="7805*"/>
    </style:style>
    <style:style style:name="Table3.B" style:family="table-column">
      <style:table-column-properties style:column-width="5.2083in" style:rel-column-width="57730*"/>
    </style:style>
    <style:style style:name="Table3.1" style:family="table-row">
      <style:table-row-properties style:min-row-height="0.534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2" style:family="table-row">
      <style:table-row-properties style:min-row-height="0.5208in"/>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3" style:family="table-row">
      <style:table-row-properties style:min-row-height="0.5354in"/>
    </style:style>
    <style:style style:name="Table3.4" style:family="table-row">
      <style:table-row-properties style:min-row-height="0.6049in"/>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line-height="100%" fo:text-align="start" style:justify-single-word="false"/>
      <style:text-properties fo:color="#000000" style:font-name="Calibri1" fo:font-size="12pt" fo:font-weight="normal" fo:background-color="transparent" style:font-name-asian="Calibri1" style:font-name-complex="Calibri1"/>
    </style:style>
    <style:style style:name="P6" style:family="paragraph" style:parent-style-name="Standard">
      <style:paragraph-properties fo:margin-left="0.072in" fo:margin-right="0in" fo:margin-top="0.1591in" fo:margin-bottom="0in" fo:line-height="100%" fo:text-align="start" style:justify-single-word="false" fo:text-indent="0in" style:auto-text-indent="false"/>
    </style:style>
    <style:style style:name="P7" style:family="paragraph" style:parent-style-name="Standard">
      <style:paragraph-properties fo:margin-left="0.072in" fo:margin-right="0in" fo:margin-top="0.0008in" fo:margin-bottom="0in" fo:line-height="100%" fo:text-align="start" style:justify-single-word="false" fo:text-indent="0in" style:auto-text-indent="false"/>
    </style:style>
    <style:style style:name="P8" style:family="paragraph" style:parent-style-name="Standard">
      <style:paragraph-properties fo:margin-left="0.072in" fo:margin-right="0in" fo:line-height="100%" fo:text-align="start" style:justify-single-word="false" fo:text-indent="0in" style:auto-text-indent="false"/>
    </style:style>
    <style:style style:name="P9" style:family="paragraph" style:parent-style-name="Standard">
      <style:paragraph-properties fo:margin-left="0.072in" fo:margin-right="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10" style:family="paragraph" style:parent-style-name="Standard">
      <style:paragraph-properties fo:margin-left="0.072in" fo:margin-right="0in"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name-complex="Times New Roman"/>
    </style:style>
    <style:style style:name="P11" style:family="paragraph" style:parent-style-name="Standard">
      <style:paragraph-properties fo:margin-left="0.072in" fo:margin-right="0in"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P12" style:family="paragraph" style:parent-style-name="Standard">
      <style:paragraph-properties fo:margin-left="0.072in" fo:margin-right="0in" fo:margin-top="0.061in" fo:margin-bottom="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13" style:family="paragraph" style:parent-style-name="Standard">
      <style:paragraph-properties fo:margin-left="0.072in" fo:margin-right="0in" fo:margin-top="0.1799in" fo:margin-bottom="0in"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name-complex="Times New Roman"/>
    </style:style>
    <style:style style:name="P14" style:family="paragraph" style:parent-style-name="Standard">
      <style:paragraph-properties fo:margin-left="0.072in" fo:margin-right="0in" fo:margin-top="0.1799in" fo:margin-bottom="0in"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P15" style:family="paragraph" style:parent-style-name="Table_20_Contents">
      <style:paragraph-properties fo:text-align="center" style:justify-single-word="false"/>
      <style:text-properties style:font-name="Times New Roman" fo:font-size="12pt" style:font-name-asian="Times New Roman" style:font-name-complex="Times New Roman"/>
    </style:style>
    <style:style style:name="P16" style:family="paragraph" style:parent-style-name="Table_20_Contents">
      <style:paragraph-properties fo:text-align="start" style:justify-single-word="false"/>
      <style:text-properties style:font-name="Times New Roman" fo:font-size="12pt" style:font-name-asian="Times New Roman" style:font-name-complex="Times New Roman"/>
    </style:style>
    <style:style style:name="P17" style:family="paragraph" style:parent-style-name="Standard">
      <style:paragraph-properties fo:margin-left="1in" fo:margin-right="2.2693in" fo:margin-top="0.052in" fo:margin-bottom="0in" fo:line-height="100%" fo:text-align="center" style:justify-single-word="false" fo:text-indent="0in" style:auto-text-indent="false"/>
      <style:text-properties style:use-window-font-color="true" style:font-name="Times New Roman" fo:font-size="14pt" fo:font-weight="bold" fo:background-color="transparent" style:font-name-asian="Times New Roman" style:font-name-complex="Times New Roman"/>
    </style:style>
    <style:style style:name="P18" style:family="paragraph" style:parent-style-name="Standard">
      <style:paragraph-properties fo:margin-left="0in" fo:margin-right="2.2693in" fo:margin-top="0.052in" fo:margin-bottom="0in" fo:line-height="100%" fo:text-align="center" style:justify-single-word="false" fo:text-indent="0in" style:auto-text-indent="false"/>
      <style:text-properties style:use-window-font-color="true" style:font-name="Times New Roman" fo:font-size="14pt" fo:font-weight="bold" fo:background-color="transparent" style:font-name-asian="Times New Roman" style:font-name-complex="Times New Roman"/>
    </style:style>
    <style:style style:name="P19" style:family="paragraph" style:parent-style-name="Standard">
      <style:paragraph-properties fo:margin-left="0in" fo:margin-right="2.2693in" fo:margin-top="0.052in" fo:margin-bottom="0in" fo:line-height="100%" fo:text-align="center" style:justify-single-word="false" fo:text-indent="0in" style:auto-text-indent="false"/>
      <style:text-properties style:use-window-font-color="true" style:font-name="Times New Roman" fo:font-size="14pt" fo:font-weight="normal" fo:background-color="transparent" style:font-name-asian="Times New Roman" style:font-name-complex="Times New Roman"/>
    </style:style>
    <style:style style:name="P20" style:family="paragraph" style:parent-style-name="Standard">
      <style:paragraph-properties fo:margin-left="0in" fo:margin-right="2.2693in" fo:margin-top="0.052in" fo:margin-bottom="0in" fo:line-height="100%" fo:text-align="center"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paragraph-properties fo:margin-left="0in" fo:margin-right="2.2693in" fo:margin-top="0.052in" fo:margin-bottom="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paragraph-properties fo:margin-left="0in" fo:margin-right="2.2693in" fo:margin-top="0.052in" fo:margin-bottom="0in"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name-complex="Times New Roman"/>
    </style:style>
    <style:style style:name="P23" style:family="paragraph" style:parent-style-name="Standard">
      <style:paragraph-properties fo:margin-left="0in" fo:margin-right="2.2693in" fo:margin-top="0.052in" fo:margin-bottom="0in" fo:line-height="100%" fo:text-align="center" style:justify-single-word="false" fo:text-indent="0in" style:auto-text-indent="false"/>
      <style:text-properties style:use-window-font-color="true" style:font-name="Times New Roman" fo:font-size="16pt" fo:font-weight="bold" fo:background-color="transparent" style:font-name-asian="Times New Roman" style:font-name-complex="Times New Roman"/>
    </style:style>
    <style:style style:name="P24" style:family="paragraph" style:parent-style-name="Standard">
      <style:paragraph-properties fo:margin-left="1.5in" fo:margin-right="2.2693in" fo:margin-top="0.052in" fo:margin-bottom="0in" fo:line-height="100%" fo:text-align="center"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25" style:family="paragraph" style:parent-style-name="Standard">
      <style:paragraph-properties fo:margin-left="1.5in" fo:margin-right="2.2693in" fo:margin-top="0.052in" fo:margin-bottom="0in" fo:line-height="100%" fo:text-align="center" style:justify-single-word="false" fo:text-indent="0in" style:auto-text-indent="false"/>
      <style:text-properties style:use-window-font-color="true" style:font-name="Times New Roman" fo:font-size="16pt" fo:font-weight="bold" fo:background-color="transparent" style:font-name-asian="Times New Roman" style:font-name-complex="Times New Roman"/>
    </style:style>
    <style:style style:name="P26" style:family="paragraph" style:parent-style-name="Standard">
      <style:paragraph-properties fo:margin-left="2.3189in" fo:margin-right="2.2693in" fo:margin-top="0.052in" fo:margin-bottom="0in" fo:line-height="100%" fo:text-align="center" style:justify-single-word="false" fo:text-indent="0in" style:auto-text-indent="false"/>
      <style:text-properties style:use-window-font-color="true" style:font-name="Times New Roman" fo:font-size="16pt" fo:font-weight="bold" fo:background-color="transparent" style:font-name-asian="Times New Roman" style:font-name-complex="Times New Roman"/>
    </style:style>
    <style:style style:name="P27" style:family="paragraph" style:parent-style-name="Standard">
      <style:paragraph-properties fo:margin-left="2.3189in" fo:margin-right="2.2693in" fo:margin-top="0.052in" fo:margin-bottom="0in" fo:line-height="100%" fo:text-align="center"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28" style:family="paragraph" style:parent-style-name="Standard">
      <style:paragraph-properties fo:margin-left="2.3189in" fo:margin-right="2.2693in" fo:margin-top="0.052in" fo:margin-bottom="0in"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name-complex="Times New Roman"/>
    </style:style>
    <style:style style:name="P29" style:family="paragraph" style:parent-style-name="Standard">
      <style:paragraph-properties fo:margin-left="1.5in" fo:margin-right="2.2693in" fo:margin-top="0.052in" fo:margin-bottom="0in" fo:line-height="10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30" style:family="paragraph" style:parent-style-name="Standard">
      <style:paragraph-properties fo:margin-left="1.5in" fo:margin-right="2.2693in" fo:margin-top="0.052in" fo:margin-bottom="0in" fo:line-height="100%" fo:text-align="start" style:justify-single-word="false" fo:text-indent="0.5in" style:auto-text-indent="false"/>
      <style:text-properties style:use-window-font-color="true" style:font-name="Times New Roman" fo:font-size="12pt" fo:font-weight="bold" fo:background-color="transparent" style:font-name-asian="Times New Roman" style:font-name-complex="Times New Roman"/>
    </style:style>
    <style:style style:name="P31" style:family="paragraph" style:parent-style-name="Standard">
      <style:paragraph-properties fo:margin-left="0.072in" fo:margin-right="0.0638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32" style:family="paragraph" style:parent-style-name="Standard">
      <style:paragraph-properties fo:margin-top="0.0071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3" style:family="paragraph" style:parent-style-name="Standard">
      <style:paragraph-properties fo:margin-top="0.0075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4" style:family="paragraph" style:parent-style-name="Standard">
      <style:paragraph-properties fo:margin-left="0.072in" fo:margin-right="2.2898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35" style:family="paragraph" style:parent-style-name="Standard">
      <style:paragraph-properties fo:margin-left="0.1138in" fo:margin-right="0.5362in" fo:line-height="100%" fo:text-align="start" style:justify-single-word="false" fo:text-indent="-0.0417in" style:auto-text-indent="false"/>
      <style:text-properties style:use-window-font-color="true" style:font-name="Times New Roman" fo:font-size="12pt" fo:font-weight="normal" fo:background-color="transparent" style:font-name-asian="Times New Roman" style:font-name-complex="Times New Roman"/>
    </style:style>
    <style:style style:name="P36" style:family="paragraph" style:parent-style-name="Standard">
      <style:paragraph-properties fo:margin-top="0.0043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7" style:family="paragraph" style:parent-style-name="Standard">
      <style:paragraph-properties fo:margin-top="0.0043in" fo:margin-bottom="0in"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38" style:family="paragraph" style:parent-style-name="Standard">
      <style:paragraph-properties fo:margin-top="0.0063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39" style:family="paragraph" style:parent-style-name="Standard">
      <style:paragraph-properties fo:margin-top="0.0047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0" style:family="paragraph" style:parent-style-name="Standard">
      <style:paragraph-properties fo:margin-top="0.0047in" fo:margin-bottom="0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margin-top="0.0035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2" style:family="paragraph" style:parent-style-name="Standard">
      <style:paragraph-properties fo:margin-left="0.072in" fo:margin-right="0.1146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43" style:family="paragraph" style:parent-style-name="Standard">
      <style:paragraph-properties fo:margin-left="0.8307in" fo:margin-right="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44"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paragraph-properties fo:margin-top="0.0008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6" style:family="paragraph" style:parent-style-name="Standard">
      <style:paragraph-properties fo:margin-left="0in" fo:margin-right="0in" fo:margin-top="0.0528in" fo:margin-bottom="0in" fo:line-height="100%" fo:text-align="start" style:justify-single-word="false" fo:text-indent="0in" style:auto-text-indent="false"/>
    </style:style>
    <style:style style:name="P47" style:family="paragraph" style:parent-style-name="Standard">
      <style:paragraph-properties fo:margin-left="0.539in" fo:margin-right="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48" style:family="paragraph" style:parent-style-name="Standard" style:list-style-name="L2">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49"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50" style:family="paragraph" style:parent-style-name="Standard" style:list-style-name="L1">
      <style:paragraph-properties fo:margin-left="0.072in" fo:margin-right="0in" fo:margin-top="0.061in" fo:margin-bottom="0in" fo:line-height="100%" fo:text-align="start" style:justify-single-word="false" fo:text-indent="0in" style:auto-text-indent="false"/>
      <style:text-properties style:use-window-font-color="true" style:font-name="Times New Roman" fo:font-size="12pt" fo:font-weight="bold" fo:background-color="transparent" style:font-name-asian="Times New Roman" style:font-name-complex="Times New Roman"/>
    </style:style>
    <style:style style:name="P51" style:family="paragraph" style:parent-style-name="Standard">
      <style:paragraph-properties fo:margin-left="0.072in" fo:margin-right="0in" fo:margin-top="0.0528in" fo:margin-bottom="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52" style:family="paragraph" style:parent-style-name="Standard">
      <style:paragraph-properties fo:margin-left="0.072in" fo:margin-right="0in" fo:margin-top="0.0528in" fo:margin-bottom="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weight-asian="bold" style:font-name-complex="Times New Roman" style:font-weight-complex="bold"/>
    </style:style>
    <style:style style:name="P53" style:family="paragraph" style:parent-style-name="Standard" style:list-style-name="L1">
      <style:paragraph-properties fo:margin-top="0.0063in" fo:margin-bottom="0in"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54" style:family="paragraph" style:parent-style-name="Standard">
      <style:paragraph-properties fo:margin-left="0.539in" fo:margin-right="0in" fo:line-height="100%" fo:text-align="start" style:justify-single-word="false" fo:text-indent="0in" style:auto-text-indent="false"/>
      <style:text-properties style:use-window-font-color="true" style:font-name="Times New Roman" fo:font-size="12pt" fo:font-weight="normal" fo:background-color="transparent" style:font-name-asian="Times New Roman" style:font-name-complex="Times New Roman"/>
    </style:style>
    <style:style style:name="P55" style:family="paragraph" style:parent-style-name="Standard">
      <style:paragraph-properties fo:margin-top="0.0484in" fo:margin-bottom="0in" fo:line-height="100%" fo:text-align="start" style:justify-single-word="false"/>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bold" fo:background-color="transparent" style:font-name-asian="Times New Roman" style:font-name-complex="Times New Roman"/>
    </style:style>
    <style:style style:name="T3" style:family="text">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T4" style:family="text">
      <style:text-properties fo:color="#171717" style:font-name="Times New Roman" fo:font-size="12pt" fo:font-weight="normal" fo:background-color="transparent" style:font-name-asian="Times New Roman" style:font-name-complex="Times New Roman"/>
    </style:style>
    <style:style style:name="T5" style:family="text">
      <style:text-properties fo:color="#000000" style:font-name="Calibri1" fo:font-size="12pt" fo:font-weight="normal" fo:background-color="transparent" style:font-name-asian="Calibri1" style:font-name-complex="Calibri1"/>
    </style:style>
    <style:style style:name="T6" style:family="text">
      <style:text-properties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text:s text:c="9"/>CUSTOMER MANAGEMENT <text:s text:c="7"/>SYSTEM</text:p>
      <text:p text:style-name="P18"><text:tab/> <text:s/>(CRUD OPERATIONS)</text:p>
      <text:p text:style-name="P19"/>
      <text:p text:style-name="P20"/>
      <text:p text:style-name="P20"/>
      <text:p text:style-name="P20"/>
      <text:p text:style-name="P20"/>
      <text:p text:style-name="P23"><text:tab/><text:tab/><text:tab/><text:tab/></text:p>
      <text:p text:style-name="P20"/>
      <text:p text:style-name="P20"/>
      <text:p text:style-name="P20"/>
      <text:p text:style-name="P20"/>
      <text:p text:style-name="P24"/>
      <text:p text:style-name="P25">SUBMITTED BY</text:p>
      <text:p text:style-name="P23"><text:tab/> <text:s text:c="12"/>Surisetty Krishna</text:p>
      <text:p text:style-name="P23"><text:s text:c="27"/>51830100</text:p>
      <text:p text:style-name="P26"><text:tab/><text:tab/><text:tab/> <text:s text:c="2"/></text:p>
      <text:p text:style-name="P27"/>
      <text:p text:style-name="P27"/>
      <text:p text:style-name="P27"/>
      <text:p text:style-name="P27"/>
      <text:p text:style-name="P27"/>
      <text:p text:style-name="P27"/>
      <text:p text:style-name="P27"/>
      <text:p text:style-name="P27"/>
      <text:p text:style-name="P27"/>
      <text:p text:style-name="P27"/>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30"><text:s text:c="17"/>ABSTRACT</text:p>
      <text:p text:style-name="P21"/>
      <text:p text:style-name="P2"><text:span text:style-name="T1">A Customer Application System <text:s/>is created which comprise </text:span><text:span text:style-name="T4">an MVC application that stores and displays data using the Spring, Hibernate Framework and MYSQL Server Local database.</text:span></text:p>
      <text:p text:style-name="P2"><text:span text:style-name="T2"><text:s/></text:span><text:span text:style-name="T1">It</text:span><text:span text:style-name="T2"> </text:span><text:span text:style-name="T1">also</text:span><text:span text:style-name="T2"> </text:span><text:span text:style-name="T4">customize the create, read, update, delete (CRUD) code that the MVC scaffolding automatically creates <text:s/>Controllers and Views for this application.</text:span></text:p>
      <text:p text:style-name="P4"/>
      <text:p text:style-name="P2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8">TABLE OF CONTENTS</text:p>
      <text:p text:style-name="P28"/>
      <table:table table:name="Table3" table:style-name="Table3">
        <table:table-column table:style-name="Table3.A"/>
        <table:table-column table:style-name="Table3.B"/>
        <table:table-row table:style-name="Table3.1">
          <table:table-cell table:style-name="Table3.A1" office:value-type="string">
            <text:p text:style-name="P15">Chapter</text:p>
            <text:p text:style-name="P15">Number</text:p>
          </table:table-cell>
          <table:table-cell table:style-name="Table3.B1" office:value-type="string">
            <text:p text:style-name="P16">NAME</text:p>
          </table:table-cell>
        </table:table-row>
        <table:table-row table:style-name="Table3.2">
          <table:table-cell table:style-name="Table3.A2" office:value-type="string">
            <text:p text:style-name="P15"/>
            <text:p text:style-name="P15">1</text:p>
          </table:table-cell>
          <table:table-cell table:style-name="Table3.B2" office:value-type="string">
            <text:p text:style-name="P22">PROJECT <text:s/>DOCUMENTATION</text:p>
            <text:p text:style-name="P21"><text:s/>1.1 PROJECT MANAGEMENT PLAN</text:p>
            <text:p text:style-name="P21"><text:s/>1.2 REQUIREMENT SPECIFICATIONS</text:p>
            <text:p text:style-name="P21"><text:s/>1.3 ANALYSIS</text:p>
            <text:p text:style-name="P21"><text:s/>1.4 DESIGN</text:p>
            <text:p text:style-name="P21"><text:s/>1.5 IMPLEMENTATION</text:p>
          </table:table-cell>
        </table:table-row>
        <table:table-row table:style-name="Table3.3">
          <table:table-cell table:style-name="Table3.A2" office:value-type="string">
            <text:p text:style-name="P15"/>
            <text:p text:style-name="P15">2</text:p>
          </table:table-cell>
          <table:table-cell table:style-name="Table3.B2" office:value-type="string">
            <text:p text:style-name="P22">FIGURES</text:p>
            <text:p text:style-name="P21">2.1 USE CASE DIAGRAM</text:p>
            <text:p text:style-name="P21">2.2 CLASS DIAGRAM</text:p>
            <text:p text:style-name="P21">2.3 SCREENSHOTS</text:p>
          </table:table-cell>
        </table:table-row>
        <table:table-row table:style-name="Table3.4">
          <table:table-cell table:style-name="Table3.A2" office:value-type="string">
            <text:p text:style-name="P15"/>
            <text:p text:style-name="P15">3</text:p>
          </table:table-cell>
          <table:table-cell table:style-name="Table3.B2" office:value-type="string">
            <text:p text:style-name="P22">3.CONCLUSION</text:p>
          </table:table-cell>
        </table:table-row>
      </table:table>
      <text:p text:style-name="P27"/>
      <text:p text:style-name="P27"/>
      <text:p text:style-name="P22"><text:tab/><text:tab/><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0">1.PROJECT DOCUMENTATION </text:p>
      <text:p text:style-name="P3"/>
      <text:p text:style-name="P3"/>
      <text:p text:style-name="P6"><text:span text:style-name="T1"><text:s/><text:tab/></text:span><text:span text:style-name="T3">1.1Project</text:span><text:span text:style-name="T2"> Management Plan</text:span></text:p>
      <text:p text:style-name="P3"/>
      <text:p text:style-name="P31">Customer Management System aims to insert,update,delete and list the customer details. The system deals with three user profiles-Admin, Manager, Employee where admin can perform login and also can insert and view all the customer details, manager can add ,delete,update and view the details whereas employee can only view the customer details.</text:p>
      <text:p text:style-name="P3"/>
      <text:p text:style-name="P3"/>
      <text:p text:style-name="P7"><text:span text:style-name="T1"><text:s/><text:tab/></text:span><text:span text:style-name="T3">1.2Requirements</text:span><text:span text:style-name="T2"> Specifications</text:span></text:p>
      <text:p text:style-name="P32"/>
      <text:p text:style-name="P9">The main requirement of the system is to manage the customer details.</text:p>
      <text:p text:style-name="P3"/>
      <text:p text:style-name="P45"/>
      <text:p text:style-name="P8"><text:span text:style-name="T1"><text:s/><text:tab/></text:span><text:span text:style-name="T3">1.3Analysis</text:span></text:p>
      <text:p text:style-name="P33"/>
      <text:p text:style-name="P31">Customer Management System aims to manage the details of the customer. It consists of mainly four functionalities:</text:p>
      <text:p text:style-name="P3"/>
      <text:p text:style-name="P9">Adding Customer Details:</text:p>
      <text:p text:style-name="P9">Admin and Manager can add the details of customer. Details includes Customer Name, Email_id, Mobile number, Address.</text:p>
      <text:p text:style-name="P3"/>
      <text:p text:style-name="P9">Updating the Customer Details:</text:p>
      <text:p text:style-name="P9">Admin can update the customer record..</text:p>
      <text:p text:style-name="P3"/>
      <text:p text:style-name="P9">Deleting the Customer Details:</text:p>
      <text:p text:style-name="P9">Admin can delete the customer record.</text:p>
      <text:p text:style-name="P3"/>
      <text:p text:style-name="P9">Viewing the Customer Details:</text:p>
      <text:p text:style-name="P9">Admin, Manager and employee can view the customer details.</text:p>
      <text:p text:style-name="P9"/>
      <text:p text:style-name="P11"><text:s text:c="8"/></text:p>
      <text:p text:style-name="P10"><text:span text:style-name="T6"><text:s text:c="18"/>1.4</text:span> Design</text:p>
      <text:p text:style-name="P33"/>
      <text:p text:style-name="P34">Backend database of Customer Management System is hibernate. It consists of two relational tables:users and customers</text:p>
      <text:p text:style-name="P9">User Entity:</text:p>
      <text:p text:style-name="P3"/>
      <text:p text:style-name="P35">This entity contains the properties:name,username,password,email,profile of the user and the boolean flag is active. Username and password is used to login to the system.</text:p>
      <text:p text:style-name="P9">User profiles can be administrator,employee and manager.</text:p>
      <text:p text:style-name="P3"/>
      <text:p text:style-name="P14"><text:s text:c="10"/></text:p>
      <text:p text:style-name="P13"><text:soft-page-break/><text:span text:style-name="T6"><text:s text:c="15"/>1.5</text:span> Implementation</text:p>
      <text:p text:style-name="P3"/>
      <text:p text:style-name="P33"/>
      <text:p text:style-name="P9">The system is implemented using spring framework and hibernate. Front end of the system is implemented by Bootstrap.</text:p>
      <text:p text:style-name="P9">Login Module:</text:p>
      <text:p text:style-name="P9">User logs into the system using username and password. He/She views the system according to his profile.</text:p>
      <text:p text:style-name="P9"/>
      <text:p text:style-name="P36"><text:tab/><text:tab/><text:tab/><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7"><text:s text:c="35"/>2 FIGURES</text:p>
      <text:p text:style-name="P12"><text:s/><text:tab/></text:p>
      <text:list xml:id="list2796348688184489351" text:style-name="L1">
        <text:list-item>
          <text:list>
            <text:list-header>
              <text:p text:style-name="P50">2.1 Use Case Diagram:</text:p>
              <text:p text:style-name="P53"/>
            </text:list-header>
          </text:list>
        </text:list-item>
      </text:list>
      <text:p text:style-name="P38"><draw:frame draw:style-name="fr1" draw:name="1" text:anchor-type="as-char" svg:width="6.6256in" svg:height="4.8862in" draw:z-index="0"><draw:image xlink:href="Pictures/200000070000570700002B6A37A881C6.svm" xlink:type="simple" xlink:show="embed" xlink:actuate="onLoad"/></draw:frame></text:p>
      <text:p text:style-name="P3"/>
      <text:p text:style-name="P3"/>
      <text:p text:style-name="P51"><text:s/><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46"><text:soft-page-break/><text:span text:style-name="T3">2</text:span><text:span text:style-name="T2">.2 Class Diagram</text:span></text:p>
      <text:p text:style-name="P39"/>
      <text:p text:style-name="P40"/>
      <text:p text:style-name="P39"><draw:frame draw:style-name="fr3" draw:name="graphics2" text:anchor-type="paragraph" svg:width="6.9252in" svg:height="4.2016in" draw:z-index="8"><draw:image xlink:href="Pictures/2000000700005C8100003820581F927C.svm"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2660600357873571654" text:style-name="L2">
        <text:list-item>
          <text:list>
            <text:list-item>
              <text:list>
                <text:list-item>
                  <text:list>
                    <text:list-item>
                      <text:list>
                        <text:list-item>
                          <text:list>
                            <text:list-item>
                              <text:list>
                                <text:list-header>
                                  <text:p text:style-name="P48"><text:soft-page-break/>2.3 SCREENSHOTS</text:p>
                                  <text:p text:style-name="P48"/>
                                </text:list-header>
                              </text:list>
                            </text:list-item>
                          </text:list>
                        </text:list-item>
                      </text:list>
                    </text:list-item>
                  </text:list>
                </text:list-item>
              </text:list>
            </text:list-item>
          </text:list>
        </text:list-item>
      </text:list>
      <text:p text:style-name="P41"/>
      <text:p text:style-name="P3"><text:s text:c="9"/>1.User can Login with his credentials which include Email and Password</text:p>
      <text:p text:style-name="P3"/>
      <text:p text:style-name="P3"><text:s/></text:p>
      <text:p text:style-name="P3"/>
      <text:p text:style-name="P3"><draw:frame draw:style-name="fr1" draw:name="3" text:anchor-type="as-char" svg:width="6.8193in" svg:height="3.3402in" draw:z-index="1"><draw:image xlink:href="Pictures/200000070000742B000043E8CECAABA2.svm" xlink:type="simple" xlink:show="embed" xlink:actuate="onLoad"/></draw:frame></text:p>
      <text:p text:style-name="P3"/>
      <text:p text:style-name="P3"><text:s text:c="18"/>2.Pre-Existing Customer details in database</text:p>
      <text:p text:style-name="P3"/>
      <text:p text:style-name="P3"/>
      <text:p text:style-name="P3"><draw:frame draw:style-name="fr1" draw:name="4" text:anchor-type="as-char" svg:width="6.8193in" svg:height="3.2772in" draw:z-index="2"><draw:image xlink:href="Pictures/20000007000072ED000044F111C234D5.svm" xlink:type="simple" xlink:show="embed" xlink:actuate="onLoad"/></draw:frame></text:p>
      <text:p text:style-name="P3"/>
      <text:p text:style-name="P3"/>
      <text:p text:style-name="P3"/>
      <text:p text:style-name="P3"><text:soft-page-break/></text:p>
      <text:p text:style-name="P3"/>
      <text:p text:style-name="P1"><text:span text:style-name="T1"><text:s text:c="7"/>3. <text:s text:c="3"/>Add</text:span><text:span text:style-name="T5">ing customer Details to the database</text:span></text:p>
      <text:p text:style-name="P3"/>
      <text:p text:style-name="P5"><text:s/><draw:frame draw:style-name="fr1" draw:name="5" text:anchor-type="as-char" svg:width="6.8193in" svg:height="3.7811in" draw:z-index="3"><draw:image xlink:href="Pictures/200000070000738C0000437E1FAD97E6.svm" xlink:type="simple" xlink:show="embed" xlink:actuate="onLoad"/></draw:frame></text:p>
      <text:p text:style-name="P3"/>
      <text:p text:style-name="P3"/>
      <text:p text:style-name="P3"/>
      <text:p text:style-name="P5"><text:s text:c="13"/>4. Customer Details <text:s/>are added</text:p>
      <text:p text:style-name="P3"/>
      <text:p text:style-name="P3"/>
      <text:p text:style-name="P3"><draw:frame draw:style-name="fr1" draw:name="6" text:anchor-type="as-char" svg:width="6.8193in" svg:height="3.328in" draw:z-index="4"><draw:image xlink:href="Pictures/20000007000073F600004663FBF4841A.svm" xlink:type="simple" xlink:show="embed" xlink:actuate="onLoad"/></draw:frame></text:p>
      <text:p text:style-name="P3"/>
      <text:p text:style-name="P3"><text:soft-page-break/></text:p>
      <text:p text:style-name="P3"/>
      <text:p text:style-name="P3"><text:s text:c="9"/>5.Updating <text:s text:c="2"/>Mobile number in the Customer details where <text:s/>customer_id=2</text:p>
      <text:p text:style-name="P3"/>
      <text:p text:style-name="P3"><draw:frame draw:style-name="fr1" draw:name="7" text:anchor-type="as-char" svg:width="6.8193in" svg:height="3.4346in" draw:z-index="7"><draw:image xlink:href="Pictures/200000070000742B00004349FFE33550.svm" xlink:type="simple" xlink:show="embed" xlink:actuate="onLoad"/></draw:frame></text:p>
      <text:p text:style-name="P3"/>
      <text:p text:style-name="P3"/>
      <text:p text:style-name="P3"><text:s text:c="2"/>6.Deleting the Customer with id=3</text:p>
      <text:p text:style-name="P3"/>
      <text:p text:style-name="P3"><draw:frame draw:style-name="fr3" draw:name="graphics3" text:anchor-type="paragraph" svg:width="6.0217in" svg:height="3.3547in" draw:z-index="9"><draw:image xlink:href="Pictures/2000000700003BBE00002149F9FBF04F.svm" xlink:type="simple" xlink:show="embed" xlink:actuate="onLoad"/></draw:frame></text:p>
      <text:p text:style-name="P3"/>
      <text:p text:style-name="P3"><text:s/></text:p>
      <text:p text:style-name="P3"/>
      <text:p text:style-name="P3"/>
      <text:p text:style-name="P3"><text:soft-page-break/>7.<text:tab/>Different levels of access are provided for different users.</text:p>
      <text:p text:style-name="P3"/>
      <text:p text:style-name="P3"/>
      <text:p text:style-name="P3"><draw:frame draw:style-name="fr2" draw:name="graphics1" text:anchor-type="paragraph" svg:x="0.078in" svg:y="0in" svg:width="6.4402in" svg:height="2.9311in" draw:z-index="5"><draw:image xlink:href="Pictures/200000070000738C00004452CE4DD43E.svm" xlink:type="simple" xlink:show="embed" xlink:actuate="onLoad"/></draw:frame></text:p>
      <text:p text:style-name="P3"/>
      <text:p text:style-name="P3"/>
      <text:p text:style-name="P3"/>
      <text:p text:style-name="P3"><text:s text:c="6"/></text:p>
      <text:p text:style-name="P3"/>
      <text:p text:style-name="P3"/>
      <text:p text:style-name="P3"/>
      <text:p text:style-name="P3">8.Screenshots of Tables(Users_table and Customer_table) in Database </text:p>
      <text:p text:style-name="P3"/>
      <text:p text:style-name="P3"/>
      <text:p text:style-name="P3"><draw:frame draw:style-name="fr1" draw:name="9" text:anchor-type="as-char" svg:width="6.3634in" svg:height="3.8098in" draw:z-index="6"><draw:image xlink:href="Pictures/20000007000064FB000035703EC3AA54.svm" xlink:type="simple" xlink:show="embed" xlink:actuate="onLoad"/></draw:frame></text:p>
      <text:p text:style-name="P55"><text:soft-page-break/><text:span text:style-name="T1"><text:tab/>3</text:span><text:span text:style-name="T2">. Conclusion</text:span></text:p>
      <text:p text:style-name="P33"/>
      <text:p text:style-name="P42">The Customer Management Application is designed to manage the details of the customer,which gives the provision to add,update,remove and view the customer details as per the status of the user profile.</text:p>
      <text:p text:style-name="P43"/>
      <text:p text:style-name="P3"/>
      <text:p text:style-name="P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0-17T09:27:26.40</dc:date>
    <meta:editing-duration>PT28M24S</meta:editing-duration>
    <meta:editing-cycles>10</meta:editing-cycles>
    <meta:generator>OpenOffice/4.1.3$Win32 OpenOffice.org_project/413m1$Build-9783</meta:generator>
    <meta:document-statistic meta:table-count="1" meta:image-count="10" meta:object-count="0" meta:page-count="12" meta:paragraph-count="82" meta:word-count="428" meta:character-count="3210"/>
  </office:meta>
</office:document-meta>
</file>